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Ashleigh White </text:span></text:p>
      <text:p text:style-name="P1"><text:span text:style-name="T1">Amendment page </text:span></text:p>
      <text:p text:style-name="P1"><text:span text:style-name="T1">unit 3 </text:span></text:p>
      <text:p text:style-name="P1"><text:span text:style-name="T1">2.3 Identify policies and procedures in relation to safeguarding </text:span></text:p>
      <text:p text:style-name="P1"><text:span text:style-name="T1">The policies that relate to safeguarding is the data protection act, this means that if there was some information that could put the child in harms way then<text:s text:c="2"/>they need to make sure that they data is locked away some where and that they are being guarded or looked over when there is someone is looking at then as to make sure that they aren't going to do anything that could put the child's information into the public eye. </text:span></text:p>
      <text:p text:style-name="P1"><text:span text:style-name="T1">Another policy that relates to safeguarding is working to safeguard children and this makes sure that the setting is looking after the children and that they are looking after them, they also need to make sure that the child isn't in any harm or have any chance of being abused. confidentualty is also a legislation that makes sure that children are kept safe within the setting<text:s text:c="2"/>but however this is to make sure that all of the information that the setting may have on them is safe kept away and that everything is confidental, this may be broken if the practitioner thinks that they child's safety is in danger, however this is the only time the cnfidentualtiy should be broken. </text:span></text:p>
      <text:p text:style-name="P1"><text:span text:style-name="T2"/></text:p>
      <text:p text:style-name="P1"><text:span text:style-name="T2"/></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